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187" officeooo:paragraph-rsid="00019187"/>
    </style:style>
    <style:style style:name="P2" style:family="paragraph" style:parent-style-name="Standard">
      <style:text-properties officeooo:rsid="0002efba" officeooo:paragraph-rsid="0002efba"/>
    </style:style>
    <style:style style:name="P3" style:family="paragraph" style:parent-style-name="Standard">
      <style:text-properties officeooo:rsid="00019187" officeooo:paragraph-rsid="00019187"/>
    </style:style>
    <style:style style:name="P4" style:family="paragraph" style:parent-style-name="Standard">
      <style:text-properties officeooo:rsid="00072b6f" officeooo:paragraph-rsid="00072b6f"/>
    </style:style>
    <style:style style:name="T1" style:family="text">
      <style:text-properties officeooo:rsid="0002efb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style:font-name="Monospace"/>
    </style:style>
    <style:style style:name="T5" style:family="text">
      <style:text-properties style:font-name="Monospace" fo:font-weight="bold" style:font-weight-asian="bold" style:font-weight-complex="bold"/>
    </style:style>
    <style:style style:name="T6" style:family="text">
      <style:text-properties style:font-name="Monospace" fo:font-weight="bold" officeooo:rsid="0002efba" style:font-weight-asian="bold" style:font-weight-complex="bold"/>
    </style:style>
    <style:style style:name="T7" style:family="text">
      <style:text-properties style:font-name="Liberation Serif" fo:font-weight="bold" officeooo:rsid="0002efba" style:font-weight-asian="bold" style:font-weight-complex="bold"/>
    </style:style>
    <style:style style:name="T8" style:family="text">
      <style:text-properties style:font-name="Liberation Serif" fo:font-weight="normal" officeooo:rsid="0002efb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ula 01 - Instalação</text:p>
      <text:p text:style-name="Heading">Instalação:</text:p>
      <text:p text:style-name="P1"/>
      <text:p text:style-name="P1">Instale o XAMPP, JRE <text:span text:style-name="T1">e NetBeans, respectivamente.</text:span></text:p>
      <text:p text:style-name="P1"/>
      <text:p text:style-name="P1">Abra o NetBeans e configure o caminho para o interpretador PHP:</text:p>
      <text:p text:style-name="P1">guia ferramentas → opções → guia PHP → Browse→ procure o executável.php dentro da pasta xampp</text:p>
      <text:p text:style-name="P1"/>
      <text:p text:style-name="P2">Ao criar novas aplicações para executar no servidor <text:span text:style-name="T2">local</text:span>, salve os arquivos dentro da pasta <text:span text:style-name="T3">htdocs</text:span> do Xampp.</text:p>
      <text:p text:style-name="P1"/>
      <text:p text:style-name="P4">Para verificar se seu servidor está funcionando corretamente, use a função<text:span text:style-name="T5"> phpinfo()</text:span></text:p>
      <text:p text:style-name="P4"><text:span text:style-name="T7">atalho</text:span><text:span text:style-name="T8"> para identação no Netbeans:</text:span><text:span text:style-name="T5"> alt + shift + f</text:span></text:p>
      <text:p text:style-name="P1"/>
      <text:p text:style-name="Subtitle">Aula 02 -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30T07:18:31.874000000</dc:date>
    <meta:editing-duration>PT42M12S</meta:editing-duration>
    <meta:editing-cycles>4</meta:editing-cycles>
    <meta:document-statistic meta:table-count="0" meta:image-count="0" meta:object-count="0" meta:page-count="1" meta:paragraph-count="9" meta:word-count="82" meta:character-count="489" meta:non-whitespace-character-count="415"/>
  </office:meta>
</office:document-meta>
</file>